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N908947 - 0</text:p>
          </table:table-cell>
          <table:table-cell table:style-name="ce3" office:value-type="string" calcext:value-type="string">
            <text:p>Мутаций</text:p>
          </table:table-cell>
          <table:table-cell table:style-name="ce5" office:value-type="date" office:date-value="2019-12-31" calcext:value-type="date">
            <text:p>31.12.2019</text:p>
          </table:table-cell>
          <table:table-cell table:style-name="ce3" office:value-type="string" calcext:value-type="string">
            <text:p>Дней прошло</text:p>
          </table:table-cell>
          <table:table-cell table:style-name="ce3" office:value-type="string" calcext:value-type="string">
            <text:p>Мутаций в день</text:p>
          </table:table-cell>
          <table:table-cell table:style-name="ce3" office:value-type="string" calcext:value-type="string">
            <text:p>Дней на мутацию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N985325 - 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20-01-19" calcext:value-type="date">
            <text:p>19.01.2020</text:p>
          </table:table-cell>
          <table:table-cell table:style-name="ce4" table:formula="of:=[.C2]-[.C$1]" office:value-type="float" office:value="19" calcext:value-type="float">
            <text:p>19</text:p>
          </table:table-cell>
          <table:table-cell table:style-name="ce4" table:formula="of:=[.B2]/[.D2]" office:value-type="float" office:value="0.157894736842105" calcext:value-type="float">
            <text:p>0.157894736842105</text:p>
          </table:table-cell>
          <table:table-cell table:style-name="ce4" table:formula="of:=[.D2]/[.B2]" office:value-type="float" office:value="6.33333333333333" calcext:value-type="float">
            <text:p>6.333333333333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007544 - 1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date" office:date-value="2020-01-25" calcext:value-type="date">
            <text:p>25.01.2020</text:p>
          </table:table-cell>
          <table:table-cell table:style-name="ce4" table:formula="of:=[.C3]-[.C$1]" office:value-type="float" office:value="25" calcext:value-type="float">
            <text:p>25</text:p>
          </table:table-cell>
          <table:table-cell table:style-name="ce4" table:formula="of:=[.B3]/[.D3]" office:value-type="float" office:value="0.52" calcext:value-type="float">
            <text:p>0.52</text:p>
          </table:table-cell>
          <table:table-cell table:style-name="ce4" table:formula="of:=[.D3]/[.B3]" office:value-type="float" office:value="1.92307692307692" calcext:value-type="float">
            <text:p>1.923076923076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066175 - 2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20-01-31" calcext:value-type="date">
            <text:p>31.01.2020</text:p>
          </table:table-cell>
          <table:table-cell table:style-name="ce4" table:formula="of:=[.C4]-[.C$1]" office:value-type="float" office:value="31" calcext:value-type="float">
            <text:p>31</text:p>
          </table:table-cell>
          <table:table-cell table:style-name="ce4" table:formula="of:=[.B4]/[.D4]" office:value-type="float" office:value="0.0645161290322581" calcext:value-type="float">
            <text:p>0.064516129032258</text:p>
          </table:table-cell>
          <table:table-cell table:style-name="ce4" table:formula="of:=[.D4]/[.B4]" office:value-type="float" office:value="15.5" calcext:value-type="float">
            <text:p>15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093571 - 7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20-02-07" calcext:value-type="date">
            <text:p>07.02.2020</text:p>
          </table:table-cell>
          <table:table-cell table:style-name="ce4" table:formula="of:=[.C5]-[.C$1]" office:value-type="float" office:value="38" calcext:value-type="float">
            <text:p>38</text:p>
          </table:table-cell>
          <table:table-cell table:style-name="ce4" table:formula="of:=[.B5]/[.D5]" office:value-type="float" office:value="0.184210526315789" calcext:value-type="float">
            <text:p>0.184210526315789</text:p>
          </table:table-cell>
          <table:table-cell table:style-name="ce4" table:formula="of:=[.D5]/[.B5]" office:value-type="float" office:value="5.42857142857143" calcext:value-type="float">
            <text:p>5.428571428571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126808 - 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20-02-28" calcext:value-type="date">
            <text:p>28.02.2020</text:p>
          </table:table-cell>
          <table:table-cell table:style-name="ce4" table:formula="of:=[.C6]-[.C$1]" office:value-type="float" office:value="59" calcext:value-type="float">
            <text:p>59</text:p>
          </table:table-cell>
          <table:table-cell table:style-name="ce4" table:formula="of:=[.B6]/[.D6]" office:value-type="float" office:value="0.0677966101694915" calcext:value-type="float">
            <text:p>0.067796610169492</text:p>
          </table:table-cell>
          <table:table-cell table:style-name="ce4" table:formula="of:=[.D6]/[.B6]" office:value-type="float" office:value="14.75" calcext:value-type="float">
            <text:p>14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328032 - 9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20-03-18" calcext:value-type="date">
            <text:p>18.03.2020</text:p>
          </table:table-cell>
          <table:table-cell table:style-name="ce4" table:formula="of:=[.C7]-[.C$1]" office:value-type="float" office:value="78" calcext:value-type="float">
            <text:p>78</text:p>
          </table:table-cell>
          <table:table-cell table:style-name="ce4" table:formula="of:=[.B7]/[.D7]" office:value-type="float" office:value="0.115384615384615" calcext:value-type="float">
            <text:p>0.115384615384615</text:p>
          </table:table-cell>
          <table:table-cell table:style-name="ce4" table:formula="of:=[.D7]/[.B7]" office:value-type="float" office:value="8.66666666666667" calcext:value-type="float">
            <text:p>8.666666666666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327745 - 6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20-03-17" calcext:value-type="date">
            <text:p>17.03.2020</text:p>
          </table:table-cell>
          <table:table-cell table:style-name="ce4" table:formula="of:=[.C8]-[.C$1]" office:value-type="float" office:value="77" calcext:value-type="float">
            <text:p>77</text:p>
          </table:table-cell>
          <table:table-cell table:style-name="ce4" table:formula="of:=[.B8]/[.D8]" office:value-type="float" office:value="0.0779220779220779" calcext:value-type="float">
            <text:p>0.077922077922078</text:p>
          </table:table-cell>
          <table:table-cell table:style-name="ce4" table:formula="of:=[.D8]/[.B8]" office:value-type="float" office:value="12.8333333333333" calcext:value-type="float">
            <text:p>12.83333333333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012098 - 8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20-01-27" calcext:value-type="date">
            <text:p>27.01.2020</text:p>
          </table:table-cell>
          <table:table-cell table:style-name="ce4" table:formula="of:=[.C9]-[.C$1]" office:value-type="float" office:value="27" calcext:value-type="float">
            <text:p>27</text:p>
          </table:table-cell>
          <table:table-cell table:style-name="ce4" table:formula="of:=[.B9]/[.D9]" office:value-type="float" office:value="0.296296296296296" calcext:value-type="float">
            <text:p>0.296296296296296</text:p>
          </table:table-cell>
          <table:table-cell table:style-name="ce4" table:formula="of:=[.D9]/[.B9]" office:value-type="float" office:value="3.375" calcext:value-type="float">
            <text:p>3.3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300186 - 7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20-04-02" calcext:value-type="date">
            <text:p>02.04.2020</text:p>
          </table:table-cell>
          <table:table-cell table:style-name="ce4" table:formula="of:=[.C10]-[.C$1]" office:value-type="float" office:value="93" calcext:value-type="float">
            <text:p>93</text:p>
          </table:table-cell>
          <table:table-cell table:style-name="ce4" table:formula="of:=[.B10]/[.D10]" office:value-type="float" office:value="0.0752688172043011" calcext:value-type="float">
            <text:p>0.075268817204301</text:p>
          </table:table-cell>
          <table:table-cell table:style-name="ce4" table:formula="of:=[.D10]/[.B10]" office:value-type="float" office:value="13.2857142857143" calcext:value-type="float">
            <text:p>13.28571428571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N938384 - 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20-01-10" calcext:value-type="date">
            <text:p>10.01.2020</text:p>
          </table:table-cell>
          <table:table-cell table:style-name="ce4" table:formula="of:=[.C11]-[.C$1]" office:value-type="float" office:value="10" calcext:value-type="float">
            <text:p>10</text:p>
          </table:table-cell>
          <table:table-cell table:style-name="ce4" table:formula="of:=[.B11]/[.D11]" office:value-type="float" office:value="0.3" calcext:value-type="float">
            <text:p>0.3</text:p>
          </table:table-cell>
          <table:table-cell table:style-name="ce4" table:formula="of:=[.D11]/[.B11]" office:value-type="float" office:value="3.33333333333333" calcext:value-type="float">
            <text:p>3.333333333333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292570 - 9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20-03-10" calcext:value-type="date">
            <text:p>10.03.2020</text:p>
          </table:table-cell>
          <table:table-cell table:style-name="ce4" table:formula="of:=[.C12]-[.C$1]" office:value-type="float" office:value="70" calcext:value-type="float">
            <text:p>70</text:p>
          </table:table-cell>
          <table:table-cell table:style-name="ce4" table:formula="of:=[.B12]/[.D12]" office:value-type="float" office:value="0.128571428571429" calcext:value-type="float">
            <text:p>0.128571428571429</text:p>
          </table:table-cell>
          <table:table-cell table:style-name="ce4" table:formula="of:=[.D12]/[.B12]" office:value-type="float" office:value="7.77777777777778" calcext:value-type="float">
            <text:p>7.777777777777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Всего</text:p>
          </table:table-cell>
          <table:table-cell table:style-name="ce4" table:formula="of:=SUM([.B1:.B12])" office:value-type="float" office:value="71" calcext:value-type="float">
            <text:p>71</text:p>
          </table:table-cell>
          <table:table-cell/>
          <table:table-cell table:style-name="ce4" table:formula="of:=SUM([.D1:.D12])" office:value-type="float" office:value="527" calcext:value-type="float">
            <text:p>527</text:p>
          </table:table-cell>
          <table:table-cell table:style-name="ce4" table:formula="of:=[.B13]/[.D13]" office:value-type="float" office:value="0.134724857685009" calcext:value-type="float">
            <text:p>0.134724857685009</text:p>
          </table:table-cell>
          <table:table-cell table:style-name="ce4" table:formula="of:=[.D13]/[.B13]" office:value-type="float" office:value="7.42253521126761" calcext:value-type="float">
            <text:p>7.42253521126761</text:p>
          </table:table-cell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